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Arial1" svg:font-family="Arial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3cm" fo:min-width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0.383cm" fo:min-width="1.42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47cm" fo:min-width="0.9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47cm" fo:min-width="0.9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0.7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2.99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28cm" fo:min-width="0.737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228cm" fo:min-width="0.7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13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82cm" fo:min-width="1.4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1.9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0.8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0.8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3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3cm" fo:min-width="0.79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031cm"/>
      <style:paragraph-properties style:writing-mode="lr-tb"/>
    </style:style>
    <style:style style:name="gr2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24" style:family="graphic" style:parent-style-name="standard">
      <style:graphic-properties draw:stroke="solid" svg:stroke-width="0.099cm" svg:stroke-color="#ce181e" draw:stroke-linejoin="round" svg:stroke-linecap="butt" draw:fill="none" fo:padding-top="0.049cm" fo:padding-bottom="0.049cm" fo:padding-left="0.049cm" fo:padding-right="0.049cm"/>
    </style:style>
    <style:style style:name="gr25" style:family="graphic" style:parent-style-name="standard">
      <style:graphic-properties draw:stroke="none" draw:fill="solid" draw:fill-color="#ce181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8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17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text-properties fo:color="#ff4000"/>
    </style:style>
    <style:style style:name="P12" style:family="paragraph">
      <loext:graphic-properties draw:fill="solid" draw:fill-color="#ce181e"/>
      <style:text-properties fo:color="#ff4000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color="#c9211e" fo:font-size="18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ce181e"/>
    </style:style>
    <style:style style:name="P1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Arial1" fo:font-weight="bold" style:font-weight-asian="bold" style:font-weight-complex="bold"/>
    </style:style>
    <style:style style:name="P19" style:family="paragraph">
      <loext:graphic-properties draw:fill="none"/>
      <style:text-properties fo:color="#c9211e"/>
    </style:style>
    <style:style style:name="P20" style:family="paragraph">
      <loext:graphic-properties draw:fill="none"/>
      <style:paragraph-properties fo:text-align="start" style:writing-mode="lr-tb"/>
      <style:text-properties fo:color="#ce181e" fo:font-size="15pt" fo:font-weight="bold" style:font-size-asian="15pt" style:font-weight-asian="bold" style:font-size-complex="15pt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/>
    </style:style>
    <style:style style:name="T3" style:family="text">
      <style:text-properties style:text-position="-33% 58%" fo:font-size="20pt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color="#c9211e" style:font-name="Liberation Sans2" fo:font-size="18pt" fo:font-weight="bold" style:font-size-asian="18pt" style:font-name-complex="Liberation Sans2" style:font-size-complex="18pt" style:font-weight-complex="bold"/>
    </style:style>
    <style:style style:name="T10" style:family="text">
      <style:text-properties fo:color="#ce181e" style:font-name="Liberation Sans2" fo:font-size="18pt" fo:font-weight="bold" style:font-size-asian="18pt" style:font-name-complex="Liberation Sans2" style:font-size-complex="18pt" style:font-weight-complex="bold"/>
    </style:style>
    <style:style style:name="T11" style:family="text">
      <style:text-properties fo:color="#c9211e" style:font-name="Arial1" fo:font-weight="bold" style:font-weight-asian="bold" style:font-weight-complex="bold"/>
    </style:style>
    <style:style style:name="T12" style:family="text">
      <style:text-properties fo:color="#ce181e" style:font-name="Liberation Sans2" fo:font-size="15pt" fo:font-weight="bold" style:font-size-asian="15pt" style:font-weight-asian="bold" style:font-name-complex="Liberation Sans2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23cm" svg:height="0.633cm" svg:x="6.55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924cm" svg:height="0.633cm" svg:x="12.063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923cm" svg:height="0.633cm" svg:x="6.551cm" svg:y="6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24cm" svg:height="0.633cm" svg:x="12.178cm" svg:y="6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1.924cm" svg:height="0.633cm" draw:transform="rotate (1.5707963267949) translate (10.073cm 5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551cm" svg:y1="2.816cm" svg:x2="4.651cm" svg:y2="4.041cm" draw:start-shape="id1" draw:start-glue-point="3" draw:end-shape="id2" draw:end-glue-point="4" svg:d="M6551 2816h-1900v1225" svg:viewBox="0 0 1901 1226">
          <text:p/>
        </draw:connector>
        <draw:connector draw:style-name="gr3" draw:text-style-name="P1" draw:layer="layout" svg:x1="4.651cm" svg:y1="6.158cm" svg:x2="6.551cm" svg:y2="7.295cm" draw:start-shape="id2" draw:start-glue-point="8" draw:end-shape="id3" draw:end-glue-point="3" svg:d="M4651 6158v1137h1900" svg:viewBox="0 0 1901 1138">
          <text:p/>
        </draw:connector>
        <draw:connector draw:style-name="gr3" draw:text-style-name="P1" draw:layer="layout" draw:line-skew="0.337cm" svg:x1="15.613cm" svg:y1="10.67cm" svg:x2="10.379cm" svg:y2="11.162cm" draw:start-shape="id4" draw:start-glue-point="2" draw:end-shape="id5" draw:end-glue-point="6" svg:d="M15613 10670v1330h-5234v-838" svg:viewBox="0 0 5235 1331">
          <text:p/>
        </draw:connector>
        <draw:connector draw:style-name="gr3" draw:text-style-name="P1" draw:layer="layout" svg:x1="8.474cm" svg:y1="7.295cm" svg:x2="12.178cm" svg:y2="7.295cm" draw:start-shape="id3" draw:start-glue-point="1" draw:end-shape="id6" draw:end-glue-point="3" svg:d="M8474 7295h3704" svg:viewBox="0 0 3705 1">
          <text:p/>
        </draw:connector>
        <draw:connector draw:style-name="gr3" draw:text-style-name="P1" draw:layer="layout" svg:x1="10.389cm" svg:y1="5.964cm" svg:x2="12.178cm" svg:y2="7.295cm" draw:start-shape="id7" draw:start-glue-point="3" draw:end-shape="id6" draw:end-glue-point="3" svg:d="M10389 5964v1331h1789" svg:viewBox="0 0 1790 1332">
          <text:p/>
        </draw:connector>
        <draw:connector draw:style-name="gr3" draw:text-style-name="P1" draw:layer="layout" svg:x1="12.063cm" svg:y1="2.816cm" svg:x2="10.389cm" svg:y2="4.04cm" draw:start-shape="id8" draw:start-glue-point="3" draw:end-shape="id7" draw:end-glue-point="1" svg:d="M12063 2816h-1674v1224" svg:viewBox="0 0 1675 1225">
          <text:p/>
        </draw:connector>
        <draw:custom-shape draw:style-name="gr4" draw:text-style-name="P2" xml:id="id2" draw:id="id2" draw:layer="layout" svg:width="2.116cm" svg:height="2.117cm" svg:x="3.593cm" svg:y="4.04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115cm" svg:height="2.117cm" svg:x="14.556cm" svg:y="8.55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5.613cm" svg:y1="10.318cm" svg:x2="15.613cm" svg:y2="8.865cm">
            <text:p/>
          </draw:line>
        </draw:g>
        <draw:frame draw:style-name="gr7" draw:text-style-name="P4" draw:layer="layout" svg:width="1.295cm" svg:height="1.279cm" svg:x="2.4cm" svg:y="4.5cm">
          <draw:text-box>
            <text:p><text:span text:style-name="T2">V</text:span><text:span text:style-name="T3">a</text:span></text:p>
          </draw:text-box>
        </draw:frame>
        <draw:frame draw:style-name="gr8" draw:text-style-name="P5" draw:layer="layout" svg:width="3.493cm" svg:height="1.279cm" svg:x="16.5cm" svg:y="5.5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g xml:id="id9" draw:id="id9">
          <draw:custom-shape draw:style-name="gr9" draw:text-style-name="P1" draw:layer="layout" svg:width="2.473cm" svg:height="2.955cm" svg:x="14.361cm" svg:y="3.56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5.595cm" svg:y1="4.427cm" svg:x2="15.595cm" svg:y2="5.88cm">
            <text:p/>
          </draw:line>
        </draw:g>
        <draw:custom-shape draw:style-name="gr11" draw:text-style-name="P6" xml:id="id5" draw:id="id5" draw:layer="layout" svg:width="2.472cm" svg:height="2.955cm" svg:x="9.143cm" svg:y="8.207cm">
          <text:p text:style-name="P6"><text:span text:style-name="T4">+</text:span></text:p>
          <text:p text:style-name="P6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638cm" svg:height="1.28cm" svg:x="10.775cm" svg:y="10.687cm">
          <draw:text-box>
            <text:p><text:span text:style-name="T6">V</text:span><text:span text:style-name="T7">c</text:span><text:span text:style-name="T6"> = K</text:span><text:span text:style-name="T7">c</text:span><text:span text:style-name="T6"> I</text:span><text:span text:style-name="T7">c</text:span><text:span text:style-name="T4"> </text:span></text:p>
          </draw:text-box>
        </draw:frame>
        <draw:connector draw:style-name="gr3" draw:text-style-name="P7" draw:layer="layout" svg:x1="8.474cm" svg:y1="7.295cm" svg:x2="10.379cm" svg:y2="8.207cm" draw:start-shape="id3" draw:start-glue-point="1" draw:end-shape="id5" draw:end-glue-point="4" svg:d="M8474 7295h1905v912" svg:viewBox="0 0 1906 913">
          <text:p/>
        </draw:connector>
        <draw:connector draw:style-name="gr3" draw:text-style-name="P7" draw:layer="layout" svg:x1="8.474cm" svg:y1="2.816cm" svg:x2="10.389cm" svg:y2="4.04cm" draw:start-shape="id1" draw:start-glue-point="1" draw:end-shape="id7" draw:end-glue-point="1" svg:d="M8474 2816h1915v1224" svg:viewBox="0 0 1916 1225">
          <text:p/>
        </draw:connector>
        <draw:connector draw:style-name="gr3" draw:text-style-name="P7" draw:layer="layout" svg:x1="14.102cm" svg:y1="7.295cm" svg:x2="15.613cm" svg:y2="8.553cm" draw:start-shape="id6" draw:start-glue-point="1" draw:end-shape="id4" draw:end-glue-point="0" svg:d="M14102 7295h1511v1258" svg:viewBox="0 0 1512 1259">
          <text:p/>
        </draw:connector>
        <draw:connector draw:style-name="gr3" draw:text-style-name="P7" draw:layer="layout" svg:x1="13.987cm" svg:y1="2.816cm" svg:x2="15.597cm" svg:y2="3.569cm" draw:start-shape="id8" draw:start-glue-point="1" draw:end-shape="id9" draw:end-glue-point="0" svg:d="M13987 2816h1610v753" svg:viewBox="0 0 1611 754">
          <text:p/>
        </draw:connector>
        <draw:connector draw:style-name="gr3" draw:text-style-name="P7" draw:layer="layout" svg:x1="15.597cm" svg:y1="6.524cm" svg:x2="15.613cm" svg:y2="8.553cm" draw:start-shape="id9" draw:start-glue-point="2" draw:end-shape="id4" draw:end-glue-point="0" svg:d="M15597 6524v1014h16v1015" svg:viewBox="0 0 17 2030">
          <text:p/>
        </draw:connector>
        <draw:custom-shape draw:style-name="gr1" draw:text-style-name="P1" xml:id="id10" draw:id="id10" draw:layer="layout" svg:width="1.923cm" svg:height="0.633cm" svg:x="6.55cm" svg:y="11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924cm" svg:height="0.632cm" draw:transform="rotate (1.5707963267949) translate (4.33cm 10.5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8.473cm" svg:y1="12.004cm" svg:x2="10.379cm" svg:y2="11.162cm" draw:start-shape="id10" draw:start-glue-point="1" draw:end-shape="id5" draw:end-glue-point="6" svg:d="M8473 12004h1906v-842" svg:viewBox="0 0 1907 843">
          <text:p/>
        </draw:connector>
        <draw:connector draw:style-name="gr3" draw:text-style-name="P7" draw:layer="layout" svg:x1="4.646cm" svg:y1="8.634cm" svg:x2="6.551cm" svg:y2="7.295cm" draw:start-shape="id11" draw:start-glue-point="1" draw:end-shape="id3" draw:end-glue-point="3" svg:d="M4646 8634v-1339h1905" svg:viewBox="0 0 1906 1340">
          <text:p/>
        </draw:connector>
        <draw:connector draw:style-name="gr3" draw:text-style-name="P7" draw:layer="layout" svg:x1="4.646cm" svg:y1="10.558cm" svg:x2="6.55cm" svg:y2="12.004cm" draw:start-shape="id11" draw:start-glue-point="3" draw:end-shape="id10" draw:end-glue-point="3" svg:d="M4646 10558v1446h1904" svg:viewBox="0 0 1905 1447">
          <text:p/>
        </draw:connector>
        <draw:frame draw:style-name="gr14" draw:text-style-name="P5" draw:layer="layout" svg:width="2.481cm" svg:height="1.279cm" svg:x="16.4cm" svg:y="10.321cm">
          <draw:text-box>
            <text:p><text:span text:style-name="T4">I</text:span><text:span text:style-name="T5">d</text:span></text:p>
          </draw:text-box>
        </draw:frame>
        <draw:frame draw:style-name="gr15" draw:text-style-name="P8" draw:layer="layout" svg:width="1.335cm" svg:height="1.279cm" svg:x="6.972cm" svg:y="3.133cm">
          <draw:text-box>
            <text:p>R<text:span text:style-name="T8">1</text:span></text:p>
          </draw:text-box>
        </draw:frame>
        <draw:frame draw:style-name="gr16" draw:text-style-name="P8" draw:layer="layout" svg:width="1.334cm" svg:height="1.279cm" svg:x="6.946cm" svg:y="12.321cm">
          <draw:text-box>
            <text:p>R<text:span text:style-name="T8">7</text:span></text:p>
          </draw:text-box>
        </draw:frame>
        <draw:frame draw:style-name="gr16" draw:text-style-name="P8" draw:layer="layout" svg:width="1.334cm" svg:height="1.279cm" svg:x="12.539cm" svg:y="7.612cm">
          <draw:text-box>
            <text:p>R<text:span text:style-name="T8">5</text:span></text:p>
          </draw:text-box>
        </draw:frame>
        <draw:frame draw:style-name="gr17" draw:text-style-name="P8" draw:layer="layout" svg:width="1.334cm" svg:height="1.279cm" svg:x="6.892cm" svg:y="7.612cm">
          <draw:text-box>
            <text:p>R<text:span text:style-name="T8">4</text:span></text:p>
          </draw:text-box>
        </draw:frame>
        <draw:frame draw:style-name="gr15" draw:text-style-name="P8" draw:layer="layout" svg:width="1.335cm" svg:height="1.279cm" svg:x="10.522cm" svg:y="4.532cm">
          <draw:text-box>
            <text:p>R<text:span text:style-name="T8">3</text:span></text:p>
          </draw:text-box>
        </draw:frame>
        <draw:frame draw:style-name="gr16" draw:text-style-name="P8" draw:layer="layout" svg:width="1.334cm" svg:height="1.279cm" svg:x="12.431cm" svg:y="3.133cm">
          <draw:text-box>
            <text:p>R<text:span text:style-name="T8">2</text:span></text:p>
          </draw:text-box>
        </draw:frame>
        <draw:frame draw:style-name="gr18" draw:text-style-name="P8" draw:layer="layout" svg:width="1.335cm" svg:height="1.28cm" svg:x="2.995cm" svg:y="8.914cm">
          <draw:text-box>
            <text:p>R<text:span text:style-name="T8">6</text:span></text:p>
          </draw:text-box>
        </draw:frame>
        <draw:custom-shape draw:style-name="gr19" draw:text-style-name="P7" draw:layer="layout" svg:width="0.3cm" svg:height="0.296cm" svg:x="10.2cm" svg:y="7.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69cm" svg:height="0.296cm" svg:x="15.404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69cm" svg:height="0.296cm" svg:x="10.236cm" svg:y="11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69cm" svg:height="0.296cm" svg:x="10.236cm" svg:y="2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69cm" svg:height="0.296cm" svg:x="4.494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295cm" svg:height="2.913cm" svg:x="8.887cm" svg:y="3.607cm">
          <draw:text-box>
            <text:p>+</text:p>
            <text:p>V<text:span text:style-name="T8">b</text:span></text:p>
            <text:p>-</text:p>
          </draw:text-box>
        </draw:frame>
        <draw:line draw:style-name="gr21" draw:text-style-name="P9" draw:layer="layout" svg:x1="5.386cm" svg:y1="8.634cm" svg:x2="5.386cm" svg:y2="10.801cm">
          <text:p/>
        </draw:line>
        <draw:frame draw:style-name="gr22" draw:text-style-name="P10" draw:layer="layout" svg:width="0.994cm" svg:height="1.281cm" svg:x="5.206cm" svg:y="8.92cm">
          <draw:text-box>
            <text:p><text:span text:style-name="T6">I</text:span><text:span text:style-name="T7">c</text:span></text:p>
          </draw:text-box>
        </draw:frame>
        <draw:polygon draw:style-name="gr23" draw:text-style-name="P11" draw:layer="layout" svg:width="0cm" svg:height="0cm" svg:x="6.399cm" svg:y="6.152cm" svg:viewBox="0 0 0 0" draw:points="0,0">
          <text:p/>
        </draw:polygon>
        <draw:path draw:style-name="gr24" draw:text-style-name="P11" draw:layer="layout" svg:width="2.766cm" svg:height="2.417cm" svg:x="6.1cm" svg:y="4.2cm" svg:viewBox="0 0 2767 2418" svg:d="M0 421c109-181 155-482 560-410 252 43 520 23 774 0 282-29 469 125 751 110 297-13 434 269 515 470 85 217 127 444 138 675 14 213 57 427 0 639-67 260-374 418-677 469-297 48-593 51-889 37-290-14-526-46-693-207">
          <text:p/>
        </draw:path>
        <draw:polygon draw:style-name="gr25" draw:text-style-name="P12" draw:layer="layout" svg:width="0.434cm" svg:height="0.43cm" svg:x="6.311cm" svg:y="6.067cm" svg:viewBox="0 0 435 431" draw:points="0,0 138,431 435,276">
          <text:p/>
        </draw:polygon>
        <draw:frame draw:style-name="gr26" draw:text-style-name="P14" draw:layer="layout" svg:width="0.634cm" svg:height="0.712cm" svg:x="7.218cm" svg:y="4.988cm">
          <draw:text-box>
            <text:p text:style-name="P13"><text:span text:style-name="T9">A</text:span></text:p>
          </draw:text-box>
        </draw:frame>
        <draw:polygon draw:style-name="gr23" draw:text-style-name="P15" draw:layer="layout" svg:width="0cm" svg:height="0cm" svg:x="11.932cm" svg:y="6.037cm" svg:viewBox="0 0 0 0" draw:points="0,0">
          <text:p/>
        </draw:polygon>
        <draw:path draw:style-name="gr24" draw:text-style-name="P15" draw:layer="layout" svg:width="2.766cm" svg:height="2.399cm" svg:x="11.633cm" svg:y="4.1cm" svg:viewBox="0 0 2767 2400" svg:d="M0 418c109-180 155-478 560-407 252 43 520 23 774 0 282-29 469 124 751 109 297-13 434 267 515 466 85 216 127 441 138 671 14 211 57 424 0 634-67 258-374 415-677 466-297 47-593 50-889 36-290-14-526-45-693-205">
          <text:p/>
        </draw:path>
        <draw:polygon draw:style-name="gr25" draw:text-style-name="P16" draw:layer="layout" svg:width="0.434cm" svg:height="0.427cm" svg:x="11.844cm" svg:y="5.953cm" svg:viewBox="0 0 435 428" draw:points="0,0 138,428 435,274">
          <text:p/>
        </draw:polygon>
        <draw:frame draw:style-name="gr26" draw:text-style-name="P17" draw:layer="layout" svg:width="0.634cm" svg:height="0.712cm" svg:x="12.751cm" svg:y="4.883cm">
          <draw:text-box>
            <text:p text:style-name="P13"><text:span text:style-name="T10">B</text:span></text:p>
          </draw:text-box>
        </draw:frame>
        <draw:polygon draw:style-name="gr23" draw:text-style-name="P15" draw:layer="layout" svg:width="0cm" svg:height="0cm" svg:x="6.399cm" svg:y="10.899cm" svg:viewBox="0 0 0 0" draw:points="0,0">
          <text:p/>
        </draw:polygon>
        <draw:path draw:style-name="gr24" draw:text-style-name="P15" draw:layer="layout" svg:width="2.766cm" svg:height="2.599cm" svg:x="6.1cm" svg:y="8.8cm" svg:viewBox="0 0 2767 2600" svg:d="M0 453c109-195 155-518 560-441 252 46 520 25 774 0 282-31 469 134 751 118 297-14 434 289 515 505 85 234 127 478 138 727 14 228 57 459 0 686-67 280-374 450-677 505-297 52-593 54-889 40-290-16-526-50-693-223">
          <text:p/>
        </draw:path>
        <draw:polygon draw:style-name="gr25" draw:text-style-name="P16" draw:layer="layout" svg:width="0.434cm" svg:height="0.462cm" svg:x="6.311cm" svg:y="10.807cm" svg:viewBox="0 0 435 463" draw:points="0,0 138,463 435,296">
          <text:p/>
        </draw:polygon>
        <draw:frame draw:style-name="gr26" draw:text-style-name="P17" draw:layer="layout" svg:width="0.634cm" svg:height="0.712cm" svg:x="7.218cm" svg:y="9.648cm">
          <draw:text-box>
            <text:p text:style-name="P13"><text:span text:style-name="T10">C</text:span></text:p>
          </draw:text-box>
        </draw:frame>
        <draw:polygon draw:style-name="gr23" draw:text-style-name="P15" draw:layer="layout" svg:width="0cm" svg:height="0cm" svg:x="11.832cm" svg:y="10.134cm" svg:viewBox="0 0 0 0" draw:points="0,0">
          <text:p/>
        </draw:polygon>
        <draw:path draw:style-name="gr24" draw:text-style-name="P15" draw:layer="layout" svg:width="2.766cm" svg:height="1.9cm" svg:x="11.533cm" svg:y="8.6cm" svg:viewBox="0 0 2767 1901" svg:d="M0 331c109-143 155-379 560-323 252 34 520 19 774 0 282-22 469 99 751 87 297-10 434 211 515 369 85 171 127 349 138 531 14 167 57 336 0 502-67 204-374 328-677 369-297 37-593 39-889 29-290-12-526-36-693-163">
          <text:p/>
        </draw:path>
        <draw:polygon draw:style-name="gr25" draw:text-style-name="P16" draw:layer="layout" svg:width="0.434cm" svg:height="0.338cm" svg:x="11.797cm" svg:y="10.094cm" svg:viewBox="0 0 435 339" draw:points="0,0 138,339 435,217">
          <text:p/>
        </draw:polygon>
        <draw:frame draw:style-name="gr26" draw:text-style-name="P17" draw:layer="layout" svg:width="0.634cm" svg:height="0.712cm" svg:x="12.651cm" svg:y="9.219cm">
          <draw:text-box>
            <text:p text:style-name="P13"><text:span text:style-name="T10">D</text:span></text:p>
          </draw:text-box>
        </draw:frame>
        <draw:frame draw:style-name="gr27" draw:text-style-name="P18" draw:layer="layout" svg:width="1.5cm" svg:height="1cm" svg:x="4.1cm" svg:y="2cm">
          <draw:text-box>
            <text:p><text:span text:style-name="T11">1</text:span></text:p>
          </draw:text-box>
        </draw:frame>
        <draw:frame draw:style-name="gr27" draw:text-style-name="P18" draw:layer="layout" svg:width="1.5cm" svg:height="1cm" svg:x="9.9cm" svg:y="1.8cm">
          <draw:text-box>
            <text:p><text:span text:style-name="T11">2</text:span></text:p>
          </draw:text-box>
        </draw:frame>
        <draw:frame draw:style-name="gr27" draw:text-style-name="P18" draw:layer="layout" svg:width="1.5cm" svg:height="1cm" svg:x="15.318cm" svg:y="2.029cm">
          <draw:text-box>
            <text:p><text:span text:style-name="T11">3</text:span></text:p>
          </draw:text-box>
        </draw:frame>
        <draw:frame draw:style-name="gr27" draw:text-style-name="P18" draw:layer="layout" svg:width="1.5cm" svg:height="1cm" svg:x="3.8cm" svg:y="6.8cm">
          <draw:text-box>
            <text:p><text:span text:style-name="T11">4</text:span></text:p>
          </draw:text-box>
        </draw:frame>
        <draw:frame draw:style-name="gr27" draw:text-style-name="P18" draw:layer="layout" svg:width="1.5cm" svg:height="1cm" svg:x="15.7cm" svg:y="6.8cm">
          <draw:text-box>
            <text:p><text:span text:style-name="T11">5</text:span></text:p>
          </draw:text-box>
        </draw:frame>
        <draw:frame draw:style-name="gr27" draw:text-style-name="P18" draw:layer="layout" svg:width="1.5cm" svg:height="1cm" svg:x="3.9cm" svg:y="11.5cm">
          <draw:text-box>
            <text:p><text:span text:style-name="T11">6</text:span></text:p>
          </draw:text-box>
        </draw:frame>
        <draw:frame draw:style-name="gr27" draw:text-style-name="P18" draw:layer="layout" svg:width="1.5cm" svg:height="1cm" svg:x="10cm" svg:y="12.1cm">
          <draw:text-box>
            <text:p><text:span text:style-name="T11">7</text:span></text:p>
          </draw:text-box>
        </draw:frame>
        <draw:line draw:style-name="gr28" draw:text-style-name="P19" draw:layer="layout" svg:x1="10.224cm" svg:y1="7.695cm" svg:x2="8.874cm" svg:y2="7.706cm">
          <text:p/>
        </draw:line>
        <draw:line draw:style-name="gr24" draw:text-style-name="P19" draw:layer="layout" svg:x1="10.224cm" svg:y1="7.693cm" svg:x2="8.874cm" svg:y2="7.701cm">
          <text:p/>
        </draw:line>
        <draw:line draw:style-name="gr24" draw:text-style-name="P19" draw:layer="layout" svg:x1="9.242cm" svg:y1="7.866cm" svg:x2="9.91cm" svg:y2="7.866cm">
          <text:p/>
        </draw:line>
        <draw:line draw:style-name="gr24" draw:text-style-name="P19" draw:layer="layout" svg:x1="9.421cm" svg:y1="8.009cm" svg:x2="9.745cm" svg:y2="8.009cm">
          <text:p/>
        </draw:line>
        <draw:line draw:style-name="gr24" draw:text-style-name="P19" draw:layer="layout" svg:x1="9.566cm" svg:y1="7.686cm" svg:x2="9.571cm" svg:y2="7.312cm">
          <text:p/>
        </draw:line>
        <draw:frame draw:style-name="gr29" draw:text-style-name="P20" draw:layer="layout" svg:width="1.175cm" svg:height="0.589cm" svg:x="10.6cm" svg:y="7.4cm">
          <draw:text-box>
            <text:p text:style-name="P13"><text:span text:style-name="T12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Arial1" svg:font-family="Arial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36:17.765913562</meta:creation-date>
    <dc:date>2021-03-21T19:43:14.856992685</dc:date>
    <meta:editing-duration>PT16M6S</meta:editing-duration>
    <meta:editing-cycles>3</meta:editing-cycles>
    <meta:generator>LibreOffice/6.4.6.2$Linux_X86_64 LibreOffice_project/40$Build-2</meta:generator>
    <meta:document-statistic meta:object-count="77"/>
  </office:meta>
</office:document-meta>
</file>